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Symbol" style:font-family-asian="Symbol" style:font-family-complex="Symbo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1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3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4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4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4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5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5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60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6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6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6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6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6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6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6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6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6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7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7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7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7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7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7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7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8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8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18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8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8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9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9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9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19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0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05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0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0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5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1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2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2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5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2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7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2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2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3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1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3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3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23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5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3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3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4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4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4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4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5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5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5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5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6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6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6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6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6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6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7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7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7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7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7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7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8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8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8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8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8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8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8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8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8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8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9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9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9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9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9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9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29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9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9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9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0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0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0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0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0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0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0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0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0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0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1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1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1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1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1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1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1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1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1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2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2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2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2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2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2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2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2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3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3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3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3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3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4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4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4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4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4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4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5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5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5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5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6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6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6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6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6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7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7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7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7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7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8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8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8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8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8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8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9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9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9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9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39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9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9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9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39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9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0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0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0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0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0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0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1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1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1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1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1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1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2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2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2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2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2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2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2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2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2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3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3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3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3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3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3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3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3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3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3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4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4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4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4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4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4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4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4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5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5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5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5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5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5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5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5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5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6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6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6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6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6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6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6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6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6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6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7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7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7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7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7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8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8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8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8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8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85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8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8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8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8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9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1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49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3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49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9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49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50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50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50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5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50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50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7.90pt" fo:text-indent="-5.40pt">
        <style:tab-stops>
          <style:tab-stop style:position="240.50pt"/>
          <style:tab-stop style:position="32888.6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7.90pt" fo:text-indent="-5.40pt">
        <style:tab-stops>
          <style:tab-stop style:position="240.50pt"/>
          <style:tab-stop style:position="32888.6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7.90pt" fo:text-indent="-5.40pt">
        <style:tab-stops>
          <style:tab-stop style:position="240.50pt"/>
          <style:tab-stop style:position="32888.6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7.90pt" fo:text-indent="-5.40pt">
        <style:tab-stops>
          <style:tab-stop style:position="240.50pt"/>
          <style:tab-stop style:position="32888.60p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13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24" style:family="paragraph">
      <style:paragraph-properties fo:line-height="115.00%" fo:text-align="left" fo:margin-bottom="10.00pt"/>
    </style:style>
    <style:style style:name="P25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28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36.00pt" fo:text-indent="-18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41.50pt" fo:text-indent="-18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46" style:family="paragraph">
      <style:paragraph-properties fo:line-height="115.00%" fo:text-align="left" fo:margin-bottom="10.00pt"/>
    </style:style>
    <style:style style:name="P47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50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36.00pt" fo:text-indent="-18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36.00pt" fo:text-indent="-18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41.50pt" fo:text-indent="-18.0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75" style:family="paragraph">
      <style:paragraph-properties fo:line-height="115.00%" fo:text-align="left" fo:margin-bottom="10.00pt"/>
    </style:style>
    <style:style style:name="P76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7.90pt" fo:text-indent="-5.40pt">
        <style:tab-stops>
          <style:tab-stop style:position="501.50pt"/>
        </style:tab-stops>
      </style:paragraph-properties>
    </style:style>
    <style:style style:name="P79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84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36.00pt" fo:text-indent="-18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89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9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96" style:family="paragraph">
      <style:paragraph-properties fo:line-height="115.00%" fo:text-align="left" fo:margin-bottom="10.00pt"/>
    </style:style>
    <style:style style:name="P97" style:family="paragraph">
      <style:paragraph-properties fo:line-height="100.00%" fo:text-align="left" fo:margin-left="7.90pt" fo:text-indent="-5.40pt">
        <style:tab-stops>
          <style:tab-stop style:position="506.00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7.90pt" fo:text-indent="-5.40pt">
        <style:tab-stops>
          <style:tab-stop style:position="506.00pt"/>
        </style:tab-stops>
      </style:paragraph-properties>
    </style:style>
    <style:style style:name="P100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7.90pt" fo:text-indent="-5.40pt">
        <style:tab-stops>
          <style:tab-stop style:position="425.00pt"/>
          <style:tab-stop style:position="32888.60pt"/>
        </style:tab-stops>
      </style:paragraph-properties>
    </style:style>
    <style:style style:name="P107" style:family="paragraph">
      <style:paragraph-properties fo:line-height="115.00%" fo:text-align="left" fo:margin-bottom="10.00pt"/>
    </style:style>
    <style:style style:name="P108" style:family="paragraph">
      <style:paragraph-properties fo:line-height="115.00%" fo:text-align="left" fo:margin-bottom="10.00pt"/>
    </style:style>
    <style:style style:name="P109" style:family="paragraph">
      <style:paragraph-properties fo:line-height="100.00%" fo:text-align="left" fo:margin-bottom="10.00pt"/>
    </style:style>
    <style:style style:name="P110" style:family="paragraph">
      <style:paragraph-properties fo:line-height="115.00%" fo:text-align="left" fo:margin-bottom="10.00pt"/>
    </style:style>
    <style:style style:name="P111" style:family="paragraph">
      <style:paragraph-properties fo:line-height="100.00%" fo:text-align="left" fo:margin-bottom="10.00pt"/>
    </style:style>
    <style:style style:name="P112" style:family="paragraph">
      <style:paragraph-properties fo:line-height="115.00%" fo:text-align="left" fo:margin-bottom="10.00pt"/>
    </style:style>
    <style:style style:name="P113" style:family="paragraph">
      <style:paragraph-properties fo:line-height="100.00%" fo:text-align="left" fo:margin-bottom="10.00pt"/>
    </style:style>
    <style:style style:name="P114" style:family="paragraph">
      <style:paragraph-properties fo:line-height="100.00%" fo:text-align="left" fo:margin-bottom="10.00pt"/>
    </style:style>
    <style:style style:name="P115" style:family="paragraph">
      <style:paragraph-properties fo:line-height="115.00%" fo:text-align="left" fo:margin-bottom="10.00pt"/>
    </style:style>
    <style:style style:name="P116" style:family="paragraph">
      <style:paragraph-properties fo:line-height="100.00%" fo:text-align="left" fo:margin-bottom="10.00pt"/>
    </style:style>
    <style:style style:name="P117" style:family="paragraph">
      <style:paragraph-properties fo:line-height="115.00%" fo:text-align="left" fo:margin-bottom="10.00pt"/>
    </style:style>
    <style:style style:name="P118" style:family="paragraph">
      <style:paragraph-properties fo:line-height="100.00%" fo:text-align="left" fo:margin-bottom="10.00pt"/>
    </style:style>
    <style:style style:name="P119" style:family="paragraph">
      <style:paragraph-properties fo:line-height="100.00%" fo:text-align="left" fo:margin-bottom="10.00pt"/>
    </style:style>
    <style:style style:name="P120" style:family="paragraph">
      <style:paragraph-properties fo:line-height="100.00%" fo:text-align="left" fo:margin-bottom="10.00pt"/>
    </style:style>
    <style:style style:name="TableColumn0100" style:family="table-column">
      <style:table-column-properties style:column-width="3.450000in"/>
    </style:style>
    <style:style style:name="TableColumn0101" style:family="table-column">
      <style:table-column-properties style:column-width="3.687500in"/>
    </style:style>
    <style:style style:name="Table01" style:family="table">
      <style:table-properties style:width="7.13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6.012500in"/>
    </style:style>
    <style:style style:name="TableColumn0201" style:family="table-column">
      <style:table-column-properties style:column-width="1.062500in"/>
    </style:style>
    <style:style style:name="Table02" style:family="table">
      <style:table-properties style:width="7.07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6.012500in"/>
    </style:style>
    <style:style style:name="TableColumn0301" style:family="table-column">
      <style:table-column-properties style:column-width="1.062500in"/>
    </style:style>
    <style:style style:name="Table03" style:family="table">
      <style:table-properties style:width="7.07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6.012500in"/>
    </style:style>
    <style:style style:name="TableColumn0401" style:family="table-column">
      <style:table-column-properties style:column-width="1.062500in"/>
    </style:style>
    <style:style style:name="Table04" style:family="table">
      <style:table-properties style:width="7.07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500" style:family="table-column">
      <style:table-column-properties style:column-width="6.012500in"/>
    </style:style>
    <style:style style:name="TableColumn0501" style:family="table-column">
      <style:table-column-properties style:column-width="1.062500in"/>
    </style:style>
    <style:style style:name="Table05" style:family="table">
      <style:table-properties style:width="7.07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3" style:family="table-row">
      <style:table-row-properties style:min-row-height="1.750000in"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5" style:family="table-row">
      <style:table-row-properties style:min-row-height="0.364583in"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600" style:family="table-column">
      <style:table-column-properties style:column-width="6.012500in"/>
    </style:style>
    <style:style style:name="TableColumn0601" style:family="table-column">
      <style:table-column-properties style:column-width="1.125000in"/>
    </style:style>
    <style:style style:name="Table06" style:family="table">
      <style:table-properties style:width="7.1375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Peer Evaluation for Labs 3 and 4 – Chapter 3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Your name:<text:s text:c="2"/>(Your lab is the one being evaluated)</text:span></text:p>
          </table:table-cell>
          <table:table-cell table:style-name="TableCell010001">
            <text:p text:style-name="P3"><text:span text:style-name="T2">Amanda Akins</text:span></text:p>
          </table:table-cell>
        </table:table-row>
        <table:table-row table:style-name="TableRow0101">
          <table:table-cell table:style-name="TableCell010100">
            <text:p text:style-name="P5"><text:span text:style-name="T2">Name(s) of peer evaluator(s)</text:span></text:p>
          </table:table-cell>
          <table:table-cell table:style-name="TableCell010101">
            <text:p text:style-name="P5"><text:span text:style-name="T2">Shelby Knutson</text:span></text:p>
          </table:table-cell>
        </table:table-row>
        <table:table-row table:style-name="TableRow0102">
          <table:table-cell table:style-name="TableCell010200">
            <text:p text:style-name="P7"><text:span text:style-name="T2">Date:</text:span></text:p>
          </table:table-cell>
          <table:table-cell table:style-name="TableCell010201">
            <text:p text:style-name="P7"><text:span text:style-name="T2">1/29/16</text:span></text:p>
          </table:table-cell>
        </table:table-row>
      </table:table>
      <text:p text:style-name="P9"><text:span text:style-name="T3"/></text:p>
      <text:p text:style-name="P9"><text:span text:style-name="T3">Instructions<text:line-break/></text:span><text:span text:style-name="T4">You should have already completed labs 3 and 4.<text:s text:c="2"/>After you and a peer have evaluated your work, you will submit this evaluation along with screen shots and source code indicated in Moodle.<text:s text:c="2"/>You may make corrections to your work as a result of the evaluation.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 table:number-columns-spanned="2">
            <text:p text:style-name="P11"><text:span text:style-name="T5">Tutorials in Chapter 3</text:span><text:span text:style-name="T6"/></text:p>
          </table:table-cell>
          <table:covered-table-cell/>
        </table:table-row>
        <table:table-row table:style-name="TableRow0201">
          <table:table-cell table:style-name="TableCell020100">
            <text:p text:style-name="P14"><text:span text:style-name="T7">Completed 3-1?</text:span></text:p>
          </table:table-cell>
          <table:table-cell table:style-name="TableCell020101">
            <text:p text:style-name="P14"><text:span text:style-name="T7">Yes</text:span></text:p>
          </table:table-cell>
        </table:table-row>
        <table:table-row table:style-name="TableRow0202">
          <table:table-cell table:style-name="TableCell020200">
            <text:p text:style-name="P16"><text:span text:style-name="T7">Completed 3-2?</text:span></text:p>
          </table:table-cell>
          <table:table-cell table:style-name="TableCell020201">
            <text:p text:style-name="P16"><text:span text:style-name="T7">Yes</text:span></text:p>
          </table:table-cell>
        </table:table-row>
        <table:table-row table:style-name="TableRow0203">
          <table:table-cell table:style-name="TableCell020300">
            <text:p text:style-name="P18"><text:span text:style-name="T7">Completed 3-3?</text:span></text:p>
          </table:table-cell>
          <table:table-cell table:style-name="TableCell020301">
            <text:p text:style-name="P18"><text:span text:style-name="T7">Yes</text:span></text:p>
          </table:table-cell>
        </table:table-row>
        <table:table-row table:style-name="TableRow0204">
          <table:table-cell table:style-name="TableCell020400">
            <text:p text:style-name="P20"><text:span text:style-name="T7">Completed 3-4?</text:span></text:p>
          </table:table-cell>
          <table:table-cell table:style-name="TableCell020401">
            <text:p text:style-name="P20"><text:span text:style-name="T7">Yes</text:span></text:p>
          </table:table-cell>
        </table:table-row>
        <table:table-row table:style-name="TableRow0205">
          <table:table-cell table:style-name="TableCell020500">
            <text:p text:style-name="P22"><text:span text:style-name="T7">Completed 3-5?</text:span></text:p>
          </table:table-cell>
          <table:table-cell table:style-name="TableCell020501">
            <text:p text:style-name="P22"><text:span text:style-name="T7">Yes</text:span></text:p>
          </table:table-cell>
        </table:table-row>
      </table:table>
      <text:p text:style-name="P24"><text:span text:style-name="T7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26"><text:span text:style-name="T8">Chapter 3 Exercise 2</text:span><text:span text:style-name="T9"/></text:p>
          </table:table-cell>
          <table:covered-table-cell/>
        </table:table-row>
        <table:table-row table:style-name="TableRow0301">
          <table:table-cell table:style-name="TableCell030100">
            <text:p text:style-name="P29"><text:span text:style-name="T10">User interface contains the necessary controls attractively formatted?</text:span></text:p>
          </table:table-cell>
          <table:table-cell table:style-name="TableCell030101">
            <text:p text:style-name="P29"><text:span text:style-name="T10">Yes</text:span></text:p>
          </table:table-cell>
        </table:table-row>
        <table:table-row table:style-name="TableRow0302">
          <table:table-cell table:style-name="TableCell030200">
            <text:p text:style-name="P31"><text:span text:style-name="T10">Controls that are used in code are renamed?<text:s text:c="2"/>Control names are in camel case?<text:s text:c="2"/>Control names contain a suffix that identifies the control case?<text:s text:c="2"/>(Labels might end in label or lbl for example.) Tab order for the controls on the form is appropriate?<text:s text:c="2"/>Access keys are set for appropriate controls on the form?</text:span></text:p>
          </table:table-cell>
          <table:table-cell table:style-name="TableCell030201">
            <text:p text:style-name="P31"><text:span text:style-name="T10">Yes</text:span></text:p>
          </table:table-cell>
        </table:table-row>
        <table:table-row table:style-name="TableRow0303">
          <table:table-cell table:style-name="TableCell030300">
            <text:p text:style-name="P33"><text:span text:style-name="T10">Calculate event handler</text:span></text:p>
            <text:p text:style-name="P34"><text:span text:style-name="T11">·<text:tab/></text:span><text:span text:style-name="T12">Variables are local to the event handler?</text:span></text:p>
            <text:p text:style-name="P34"><text:span text:style-name="T13">·<text:tab/></text:span><text:span text:style-name="T14">Variables have appropriate data types?</text:span></text:p>
            <text:p text:style-name="P34"><text:span text:style-name="T15">·<text:tab/></text:span><text:span text:style-name="T16">Gets input from the text box, parses it appropriately and stores it in a variable?</text:span></text:p>
            <text:p text:style-name="P34"><text:span text:style-name="T17">·<text:tab/></text:span><text:span text:style-name="T18">Expression for calculating tip is correct?</text:span></text:p>
            <text:p text:style-name="P34"><text:span text:style-name="T19">·<text:tab/></text:span><text:span text:style-name="T20">Expression for calculating tax is correct?</text:span></text:p>
            <text:p text:style-name="P34"><text:span text:style-name="T21">·<text:tab/></text:span><text:span text:style-name="T22">Expression for calculating total is correct?</text:span></text:p>
            <text:p text:style-name="P34"><text:span text:style-name="T23">·<text:tab/></text:span><text:span text:style-name="T24">Output is displayed correctly on the form?<text:s text:c="2"/>Output is attractively formatted?</text:span></text:p>
          </table:table-cell>
          <table:table-cell table:style-name="TableCell030301">
            <text:p text:style-name="P35"><text:span text:style-name="T24">Yes</text:span></text:p>
          </table:table-cell>
        </table:table-row>
        <table:table-row table:style-name="TableRow0304">
          <table:table-cell table:style-name="TableCell030400">
            <text:p text:style-name="P37"><text:span text:style-name="T24">Empty event handlers have been removed?</text:span></text:p>
          </table:table-cell>
          <table:table-cell table:style-name="TableCell030401">
            <text:p text:style-name="P37"><text:span text:style-name="T24">Yes</text:span></text:p>
          </table:table-cell>
        </table:table-row>
        <table:table-row table:style-name="TableRow0305">
          <table:table-cell table:style-name="TableCell030500">
            <text:p text:style-name="P39"><text:span text:style-name="T24">Runs correctly and produces the correct result?</text:span></text:p>
            <text:p text:style-name="P40"><text:span text:style-name="T25">·<text:tab/></text:span><text:span text:style-name="T26">Non-numeric value for the cost displays a message box?</text:span></text:p>
            <text:p text:style-name="P40"><text:span text:style-name="T27">·<text:tab/></text:span><text:span text:style-name="T28">20.00 cost results in 3.00 tip, 1.40 tax, and 24.40 total?</text:span></text:p>
            <text:p text:style-name="P40"><text:span text:style-name="T29">·<text:tab/></text:span><text:span text:style-name="T30">Screen shot has been included?</text:span></text:p>
          </table:table-cell>
          <table:table-cell table:style-name="TableCell030501">
            <text:p text:style-name="P41"><text:span text:style-name="T30">Yes</text:span></text:p>
          </table:table-cell>
        </table:table-row>
        <table:table-row table:style-name="TableRow0306">
          <table:table-cell table:style-name="TableCell030600">
            <text:p text:style-name="P43"><text:span text:style-name="T30">Source code has been included?</text:span></text:p>
          </table:table-cell>
          <table:table-cell table:style-name="TableCell030601">
            <text:p text:style-name="P44"><text:span text:style-name="T30">Yes</text:span></text:p>
          </table:table-cell>
        </table:table-row>
      </table:table>
      <text:p text:style-name="P46"><text:span text:style-name="T30"/></text:p>
      <text:p text:style-name="P46"><text:span text:style-name="T30"><text:s/></text:span></text:p>
      <text:p text:style-name="P46"><text:span text:style-name="T30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 table:number-columns-spanned="2">
            <text:p text:style-name="P48"><text:span text:style-name="T31">Chapter 3 Exercise 5</text:span><text:span text:style-name="T32"/></text:p>
          </table:table-cell>
          <table:covered-table-cell/>
        </table:table-row>
        <table:table-row table:style-name="TableRow0401">
          <table:table-cell table:style-name="TableCell040100">
            <text:p text:style-name="P51"><text:span text:style-name="T33">User interface contains the necessary controls attractively formatted?</text:span></text:p>
          </table:table-cell>
          <table:table-cell table:style-name="TableCell040101">
            <text:p text:style-name="P51"><text:span text:style-name="T33">Yes</text:span></text:p>
          </table:table-cell>
        </table:table-row>
        <table:table-row table:style-name="TableRow0402">
          <table:table-cell table:style-name="TableCell040200">
            <text:p text:style-name="P53"><text:span text:style-name="T33">Controls that are used in code are renamed?<text:s text:c="2"/>Control names are in camel case?<text:s text:c="2"/>Control names contain a suffix that identifies the control case?<text:s text:c="2"/>(Labels might end in label or lbl for example.) Tab order for the controls on the form is appropriate?<text:s text:c="2"/>Access keys are set for appropriate controls on the form?</text:span></text:p>
          </table:table-cell>
          <table:table-cell table:style-name="TableCell040201">
            <text:p text:style-name="P53"><text:span text:style-name="T33">Yes</text:span></text:p>
          </table:table-cell>
        </table:table-row>
        <table:table-row table:style-name="TableRow0403">
          <table:table-cell table:style-name="TableCell040300">
            <text:p text:style-name="P55"><text:span text:style-name="T33">Celsius to Fahrenheit event handler</text:span></text:p>
            <text:p text:style-name="P56"><text:span text:style-name="T34">·<text:tab/></text:span><text:span text:style-name="T35">Variables are local to the event handler?</text:span></text:p>
            <text:p text:style-name="P56"><text:span text:style-name="T36">·<text:tab/></text:span><text:span text:style-name="T37">Variables have appropriate data types?</text:span></text:p>
            <text:p text:style-name="P56"><text:span text:style-name="T38">·<text:tab/></text:span><text:span text:style-name="T39">Gets input from the text box, parses it appropriately and stores it in a variable?</text:span></text:p>
            <text:p text:style-name="P56"><text:span text:style-name="T40">·<text:tab/></text:span><text:span text:style-name="T41">Expression for calculating Fahrenheit temperature is correct?</text:span></text:p>
            <text:p text:style-name="P56"><text:span text:style-name="T42">·<text:tab/></text:span><text:span text:style-name="T43">Output is displayed correctly on the form?<text:s text:c="2"/>Output is attractively formatted?</text:span></text:p>
            <text:p text:style-name="P56"><text:span text:style-name="T44">·<text:tab/></text:span><text:span text:style-name="T45">Try and catch blocks have been added?</text:span></text:p>
          </table:table-cell>
          <table:table-cell table:style-name="TableCell040301">
            <text:p text:style-name="P57"><text:span text:style-name="T45">Yes</text:span></text:p>
          </table:table-cell>
        </table:table-row>
        <table:table-row table:style-name="TableRow0404">
          <table:table-cell table:style-name="TableCell040400">
            <text:p text:style-name="P59"><text:span text:style-name="T45">Fahrenheit to Celsius event handler</text:span></text:p>
            <text:p text:style-name="P60"><text:span text:style-name="T46">·<text:tab/></text:span><text:span text:style-name="T47">Variables are local to the event handler?</text:span></text:p>
            <text:p text:style-name="P60"><text:span text:style-name="T48">·<text:tab/></text:span><text:span text:style-name="T49">Variables have appropriate data types?</text:span></text:p>
            <text:p text:style-name="P60"><text:span text:style-name="T50">·<text:tab/></text:span><text:span text:style-name="T51">Gets input from the text box, parses it appropriately and stores it in a variable?</text:span></text:p>
            <text:p text:style-name="P60"><text:span text:style-name="T52">·<text:tab/></text:span><text:span text:style-name="T53">Expression for calculating Celsius temperature is correct?</text:span></text:p>
            <text:p text:style-name="P60"><text:span text:style-name="T54">·<text:tab/></text:span><text:span text:style-name="T55">Output is displayed correctly on the form?<text:s text:c="2"/>Output is attractively formatted?</text:span></text:p>
            <text:p text:style-name="P60"><text:span text:style-name="T56">·<text:tab/></text:span><text:span text:style-name="T57">Try and catch blocks have been added?</text:span></text:p>
          </table:table-cell>
          <table:table-cell table:style-name="TableCell040401">
            <text:p text:style-name="P61"><text:span text:style-name="T57">Yes</text:span></text:p>
          </table:table-cell>
        </table:table-row>
        <table:table-row table:style-name="TableRow0405">
          <table:table-cell table:style-name="TableCell040500">
            <text:p text:style-name="P63"><text:span text:style-name="T57">Empty event handlers have been removed?</text:span></text:p>
          </table:table-cell>
          <table:table-cell table:style-name="TableCell040501">
            <text:p text:style-name="P63"><text:span text:style-name="T57">Yes</text:span></text:p>
          </table:table-cell>
        </table:table-row>
        <table:table-row table:style-name="TableRow0406">
          <table:table-cell table:style-name="TableCell040600">
            <text:p text:style-name="P65"><text:span text:style-name="T57">Runs correctly and produces the correct result?</text:span></text:p>
            <text:p text:style-name="P66"><text:span text:style-name="T58">·<text:tab/></text:span><text:span text:style-name="T59">Non-numeric value for the temperature displays a message box?</text:span></text:p>
            <text:p text:style-name="P66"><text:span text:style-name="T60">·<text:tab/></text:span><text:span text:style-name="T61">0 celsius is 32 fahrenheit</text:span></text:p>
            <text:p text:style-name="P66"><text:span text:style-name="T62">·<text:tab/></text:span><text:span text:style-name="T63">100 celsius is 212 fahrenheit</text:span></text:p>
            <text:p text:style-name="P66"><text:span text:style-name="T64">·<text:tab/></text:span><text:span text:style-name="T65">32 fahrenheit is 0 celsuis</text:span></text:p>
            <text:p text:style-name="P66"><text:span text:style-name="T66">·<text:tab/></text:span><text:span text:style-name="T67">212 fahrenheit is 100 celsuis</text:span></text:p>
            <text:p text:style-name="P66"><text:span text:style-name="T68">·<text:tab/></text:span><text:span text:style-name="T69">One representative screen shot has been included?</text:span></text:p>
          </table:table-cell>
          <table:table-cell table:style-name="TableCell040601">
            <text:p text:style-name="P67"><text:span text:style-name="T69">Yes</text:span></text:p>
          </table:table-cell>
        </table:table-row>
        <table:table-row table:style-name="TableRow0407">
          <table:table-cell table:style-name="TableCell040700">
            <text:p text:style-name="P69"><text:span text:style-name="T69">Source code has been included?</text:span></text:p>
          </table:table-cell>
          <table:table-cell table:style-name="TableCell040701">
            <text:p text:style-name="P70"><text:span text:style-name="T69">Yes</text:span></text:p>
          </table:table-cell>
        </table:table-row>
        <table:table-row table:style-name="TableRow0408">
          <table:table-cell table:style-name="TableCell040800">
            <text:p text:style-name="P72"><text:span text:style-name="T69"/></text:p>
          </table:table-cell>
          <table:table-cell table:style-name="TableCell040801">
            <text:p text:style-name="P73"><text:span text:style-name="T69"/></text:p>
          </table:table-cell>
        </table:table-row>
      </table:table>
      <text:p text:style-name="P75"><text:span text:style-name="T69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 table:number-columns-spanned="2">
            <text:p text:style-name="P77"><text:span text:style-name="T70">Chapter 3 Exercise 7</text:span><text:span text:style-name="T71"/></text:p>
          </table:table-cell>
          <table:covered-table-cell/>
        </table:table-row>
        <table:table-row table:style-name="TableRow0501">
          <table:table-cell table:style-name="TableCell050100">
            <text:p text:style-name="P80"><text:span text:style-name="T72">User interface contains the necessary controls attractively formatted?</text:span></text:p>
          </table:table-cell>
          <table:table-cell table:style-name="TableCell050101">
            <text:p text:style-name="P80"><text:span text:style-name="T72">Yes</text:span></text:p>
          </table:table-cell>
        </table:table-row>
        <table:table-row table:style-name="TableRow0502">
          <table:table-cell table:style-name="TableCell050200">
            <text:p text:style-name="P82"><text:span text:style-name="T72">Controls that are used in code are renamed?<text:s text:c="2"/>Control names are in camel case?<text:s text:c="2"/>Control names contain a suffix that identifies the control case?<text:s text:c="2"/>(Labels might end in label or lbl for example.) Tab order for the controls on the form is appropriate?<text:s text:c="2"/>Access keys are set for appropriate controls on the form?</text:span></text:p>
          </table:table-cell>
          <table:table-cell table:style-name="TableCell050201">
            <text:p text:style-name="P82"><text:span text:style-name="T72">Yes</text:span></text:p>
          </table:table-cell>
        </table:table-row>
        <table:table-row table:style-name="TableRow0503">
          <table:table-cell table:style-name="TableCell050300">
            <text:p text:style-name="P85"><text:span text:style-name="T72">Event handlers</text:span></text:p>
            <text:p text:style-name="P86"><text:span text:style-name="T73">·<text:tab/></text:span><text:span text:style-name="T74">One FORM level variable to hold the sentence the user is created has been created?<text:s text:c="2"/>Data type of this variable is string?</text:span></text:p>
            <text:p text:style-name="P86"><text:span text:style-name="T75">·<text:tab/></text:span><text:span text:style-name="T76">Each button has a click event handler?</text:span></text:p>
            <text:p text:style-name="P86"><text:span text:style-name="T77">·<text:tab/></text:span><text:span text:style-name="T78">Each event handler concatenates to the end of the string?</text:span></text:p>
            <text:p text:style-name="P86"><text:span text:style-name="T79">·<text:tab/></text:span><text:span text:style-name="T80">Each event handler sets the text property of the label?</text:span></text:p>
            <text:p text:style-name="P86"><text:span text:style-name="T81">·<text:tab/></text:span><text:span text:style-name="T82">NO try and catch blocks are included?</text:span></text:p>
            <text:p text:style-name="P86"><text:span text:style-name="T83">·<text:tab/></text:span><text:span text:style-name="T84">EXTRA CREDIT:<text:s text:c="2"/>One generic event handler has been used for all or most of the buttons?</text:span></text:p>
          </table:table-cell>
          <table:table-cell table:style-name="TableCell050301">
            <text:p text:style-name="P87"><text:span text:style-name="T84">Yes (No EC)</text:span></text:p>
          </table:table-cell>
        </table:table-row>
        <table:table-row table:style-name="TableRow0504">
          <table:table-cell table:style-name="TableCell050400">
            <text:p text:style-name="P90"><text:span text:style-name="T84">Empty event handlers have been removed?</text:span></text:p>
          </table:table-cell>
          <table:table-cell table:style-name="TableCell050401">
            <text:p text:style-name="P90"><text:span text:style-name="T84">Yes</text:span></text:p>
          </table:table-cell>
        </table:table-row>
        <table:table-row table:style-name="TableRow0505">
          <table:table-cell table:style-name="TableCell050500">
            <text:p text:style-name="P93"><text:span text:style-name="T84">Runs correctly and produces the correct results for ALL buttons?<text:s text:c="2"/>One representative screen shot of the application running and displaying output in the label has been included? </text:span></text:p>
          </table:table-cell>
          <table:table-cell table:style-name="TableCell050501">
            <text:p text:style-name="P94"><text:span text:style-name="T84">Yes</text:span></text:p>
          </table:table-cell>
        </table:table-row>
      </table:table>
      <text:p text:style-name="P96"><text:span text:style-name="T8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 table:number-columns-spanned="2">
            <text:p text:style-name="P98"><text:span text:style-name="T85">Programming style for all programs</text:span><text:span text:style-name="T86"/></text:p>
          </table:table-cell>
          <table:covered-table-cell/>
        </table:table-row>
        <table:table-row table:style-name="TableRow0601">
          <table:table-cell table:style-name="TableCell060100">
            <text:p text:style-name="P101"><text:span text:style-name="T87">Is proper indentation used?</text:span></text:p>
          </table:table-cell>
          <table:table-cell table:style-name="TableCell060101">
            <text:p text:style-name="P101"><text:span text:style-name="T87">Yes</text:span></text:p>
          </table:table-cell>
        </table:table-row>
        <table:table-row table:style-name="TableRow0602">
          <table:table-cell table:style-name="TableCell060200">
            <text:p text:style-name="P103"><text:span text:style-name="T87">Are comments used appropriately?</text:span></text:p>
          </table:table-cell>
          <table:table-cell table:style-name="TableCell060201">
            <text:p text:style-name="P103"><text:span text:style-name="T87">Yes</text:span></text:p>
          </table:table-cell>
        </table:table-row>
        <table:table-row table:style-name="TableRow0603">
          <table:table-cell table:style-name="TableCell060300">
            <text:p text:style-name="P105"><text:span text:style-name="T87">Do variable names use camel case? (camelCase for example)</text:span></text:p>
          </table:table-cell>
          <table:table-cell table:style-name="TableCell060301">
            <text:p text:style-name="P105"><text:span text:style-name="T87">Yes</text:span></text:p>
          </table:table-cell>
        </table:table-row>
      </table:table>
      <text:p text:style-name="P107"><text:span text:style-name="T87"/></text:p>
      <text:p text:style-name="P107"><text:span text:style-name="T87">General comments and notes:</text:span></text:p>
      <text:p text:style-name="P108"><text:span text:style-name="T87">Screen Shots and Source code:</text:span></text:p>
      <text:p text:style-name="P108"><text:span text:style-name="T87">3-2 Tip, Tax, and Total:</text:span></text:p>
      <text:p text:style-name="P109"><draw:frame text:anchor-type="as-char" svg:width="152.40mm" svg:height="85.20mm" style:rel-width="scale" style:rel-height="scale"><draw:object-ole xlink:href="OleObj1"/><draw:image xlink:href="ObjectReplacements/OleObj1"/></draw:frame><text:span text:style-name="T87"/></text:p>
      <text:p text:style-name="P109"><draw:frame text:anchor-type="as-char" svg:width="150.55mm" svg:height="89.43mm" style:rel-width="scale" style:rel-height="scale"><draw:object-ole xlink:href="OleObj2"/><draw:image xlink:href="ObjectReplacements/OleObj2"/></draw:frame><text:span text:style-name="T87"/></text:p>
      <text:p text:style-name="P109"><draw:frame text:anchor-type="as-char" svg:width="151.87mm" svg:height="85.73mm" style:rel-width="scale" style:rel-height="scale"><draw:object-ole xlink:href="OleObj3"/><draw:image xlink:href="ObjectReplacements/OleObj3"/></draw:frame><text:span text:style-name="T87"/></text:p>
      <text:p text:style-name="P110"><text:span text:style-name="T87">3-5 Temperature Converter:</text:span></text:p>
      <text:p text:style-name="P111"><draw:frame text:anchor-type="as-char" svg:width="152.40mm" svg:height="85.73mm" style:rel-width="scale" style:rel-height="scale"><draw:object-ole xlink:href="OleObj4"/><draw:image xlink:href="ObjectReplacements/OleObj4"/></draw:frame><text:span text:style-name="T87"/></text:p>
      <text:p text:style-name="P111"><draw:frame text:anchor-type="as-char" svg:width="152.40mm" svg:height="85.73mm" style:rel-width="scale" style:rel-height="scale"><draw:object-ole xlink:href="OleObj5"/><draw:image xlink:href="ObjectReplacements/OleObj5"/></draw:frame><text:span text:style-name="T87"/></text:p>
      <text:p text:style-name="P111"><draw:frame text:anchor-type="as-char" svg:width="152.40mm" svg:height="85.73mm" style:rel-width="scale" style:rel-height="scale"><draw:object-ole xlink:href="OleObj6"/><draw:image xlink:href="ObjectReplacements/OleObj6"/></draw:frame><text:span text:style-name="T87"/></text:p>
      <text:p text:style-name="P111"><text:span text:style-name="T87"/></text:p>
      <text:p text:style-name="P111"><text:span text:style-name="T87"/></text:p>
      <text:p text:style-name="P112"><text:span text:style-name="T87"/></text:p>
      <text:p text:style-name="P113"><text:span text:style-name="T88">using</text:span><text:span text:style-name="T89"><text:s/>System;</text:span></text:p>
      <text:p text:style-name="P113"><text:span text:style-name="T90">using</text:span><text:span text:style-name="T91"><text:s/>System.Collections.Generic;</text:span></text:p>
      <text:p text:style-name="P113"><text:span text:style-name="T92">using</text:span><text:span text:style-name="T93"><text:s/>System.ComponentModel;</text:span></text:p>
      <text:p text:style-name="P113"><text:span text:style-name="T94">using</text:span><text:span text:style-name="T95"><text:s/>System.Data;</text:span></text:p>
      <text:p text:style-name="P113"><text:span text:style-name="T96">using</text:span><text:span text:style-name="T97"><text:s/>System.Drawing;</text:span></text:p>
      <text:p text:style-name="P113"><text:span text:style-name="T98">using</text:span><text:span text:style-name="T99"><text:s/>System.Linq;</text:span></text:p>
      <text:p text:style-name="P113"><text:span text:style-name="T100">using</text:span><text:span text:style-name="T101"><text:s/>System.Text;</text:span></text:p>
      <text:p text:style-name="P113"><text:span text:style-name="T102">using</text:span><text:span text:style-name="T103"><text:s/>System.Threading.Tasks;</text:span></text:p>
      <text:p text:style-name="P113"><text:span text:style-name="T104">using</text:span><text:span text:style-name="T105"><text:s/>System.Windows.Forms;</text:span></text:p>
      <text:p text:style-name="P113"><text:span text:style-name="T105"/></text:p>
      <text:p text:style-name="P113"><text:span text:style-name="T106">namespace</text:span><text:span text:style-name="T107"><text:s/>Temperature_Converter</text:span></text:p>
      <text:p text:style-name="P113"><text:span text:style-name="T107">{</text:span></text:p>
      <text:p text:style-name="P113"><text:span text:style-name="T107"><text:s text:c="4"/></text:span><text:span text:style-name="T108">public</text:span><text:span text:style-name="T109"><text:s/></text:span><text:span text:style-name="T110">partial</text:span><text:span text:style-name="T111"><text:s/></text:span><text:span text:style-name="T112">class</text:span><text:span text:style-name="T113"><text:s/></text:span><text:span text:style-name="T114">Form1</text:span><text:span text:style-name="T115"><text:s/>:<text:s/></text:span><text:span text:style-name="T116">Form</text:span><text:span text:style-name="T117"/></text:p>
      <text:p text:style-name="P113"><text:span text:style-name="T117"><text:s text:c="4"/>{</text:span></text:p>
      <text:p text:style-name="P113"><text:span text:style-name="T117"><text:s text:c="8"/></text:span><text:span text:style-name="T118">private</text:span><text:span text:style-name="T119"><text:s/></text:span><text:span text:style-name="T120">double</text:span><text:span text:style-name="T121"><text:s/>fahrenheit;</text:span></text:p>
      <text:p text:style-name="P113"><text:span text:style-name="T121"><text:s text:c="8"/></text:span><text:span text:style-name="T122">private</text:span><text:span text:style-name="T123"><text:s/></text:span><text:span text:style-name="T124">double</text:span><text:span text:style-name="T125"><text:s/>celcius;</text:span></text:p>
      <text:p text:style-name="P113"><text:span text:style-name="T125"><text:s text:c="8"/></text:span><text:span text:style-name="T126">const</text:span><text:span text:style-name="T127"><text:s/></text:span><text:span text:style-name="T128">int</text:span><text:span text:style-name="T129"><text:s/>NINE = 9;</text:span></text:p>
      <text:p text:style-name="P113"><text:span text:style-name="T129"/></text:p>
      <text:p text:style-name="P113"><text:span text:style-name="T129"><text:s text:c="8"/></text:span><text:span text:style-name="T130">public</text:span><text:span text:style-name="T131"><text:s/>Form1()</text:span></text:p>
      <text:p text:style-name="P113"><text:span text:style-name="T131"><text:s text:c="8"/>{</text:span></text:p>
      <text:p text:style-name="P113"><text:span text:style-name="T131"><text:s text:c="12"/>InitializeComponent();</text:span></text:p>
      <text:p text:style-name="P113"><text:span text:style-name="T131"><text:s text:c="8"/>}</text:span></text:p>
      <text:p text:style-name="P113"><text:span text:style-name="T131"/></text:p>
      <text:p text:style-name="P113"><text:span text:style-name="T131"><text:s text:c="8"/></text:span><text:span text:style-name="T132">private</text:span><text:span text:style-name="T133"><text:s/></text:span><text:span text:style-name="T134">void</text:span><text:span text:style-name="T135"><text:s/>button1_Click(</text:span><text:span text:style-name="T136">object</text:span><text:span text:style-name="T137"><text:s/>sender,<text:s/></text:span><text:span text:style-name="T138">EventArgs</text:span><text:span text:style-name="T139"><text:s/>e)</text:span></text:p>
      <text:p text:style-name="P113"><text:span text:style-name="T139"><text:s text:c="8"/>{</text:span></text:p>
      <text:p text:style-name="P113"><text:span text:style-name="T139"><text:s text:c="12"/></text:span><text:span text:style-name="T140">try</text:span><text:span text:style-name="T141"/></text:p>
      <text:p text:style-name="P113"><text:span text:style-name="T141"><text:s text:c="12"/>{</text:span></text:p>
      <text:p text:style-name="P113"><text:span text:style-name="T141"><text:s text:c="16"/>celcius =<text:s/></text:span><text:span text:style-name="T142">double</text:span><text:span text:style-name="T143">.Parse(temperatureTextBox.Text);</text:span></text:p>
      <text:p text:style-name="P113"><text:span text:style-name="T143"/></text:p>
      <text:p text:style-name="P113"><text:span text:style-name="T143"><text:s text:c="16"/>fahrenheit = ((9*celcius)/5)+32;</text:span></text:p>
      <text:p text:style-name="P113"><text:span text:style-name="T143"><text:s text:c="16"/>temperatureOutputLabel.Text =<text:s/></text:span><text:span text:style-name="T144">"Fahrenheit temperature"</text:span><text:span text:style-name="T145"><text:s/>+ fahrenheit.ToString(</text:span><text:span text:style-name="T146">"n1"</text:span><text:span text:style-name="T147">);</text:span></text:p>
      <text:p text:style-name="P113"><text:span text:style-name="T147"><text:s text:c="12"/>}</text:span></text:p>
      <text:p text:style-name="P113"><text:span text:style-name="T147"><text:s text:c="12"/></text:span><text:span text:style-name="T148">catch</text:span><text:span text:style-name="T149">(</text:span><text:span text:style-name="T150">Exception</text:span><text:span text:style-name="T151"><text:s/>ex)</text:span></text:p>
      <text:p text:style-name="P113"><text:span text:style-name="T151"><text:s text:c="12"/>{</text:span></text:p>
      <text:p text:style-name="P113"><text:span text:style-name="T151"><text:s text:c="16"/></text:span><text:span text:style-name="T152">MessageBox</text:span><text:span text:style-name="T153">.Show(ex.Message);</text:span></text:p>
      <text:p text:style-name="P113"><text:span text:style-name="T153"><text:s text:c="12"/>}</text:span></text:p>
      <text:p text:style-name="P113"><text:span text:style-name="T153"><text:s text:c="8"/>}</text:span></text:p>
      <text:p text:style-name="P113"><text:span text:style-name="T153"/></text:p>
      <text:p text:style-name="P113"><text:span text:style-name="T153"><text:s text:c="8"/></text:span><text:span text:style-name="T154">private</text:span><text:span text:style-name="T155"><text:s/></text:span><text:span text:style-name="T156">void</text:span><text:span text:style-name="T157"><text:s/>button2_Click(</text:span><text:span text:style-name="T158">object</text:span><text:span text:style-name="T159"><text:s/>sender,<text:s/></text:span><text:span text:style-name="T160">EventArgs</text:span><text:span text:style-name="T161"><text:s/>e)</text:span></text:p>
      <text:p text:style-name="P113"><text:span text:style-name="T161"><text:s text:c="8"/>{</text:span></text:p>
      <text:p text:style-name="P113"><text:span text:style-name="T161"><text:s text:c="14"/></text:span><text:span text:style-name="T162">try</text:span><text:span text:style-name="T163"/></text:p>
      <text:p text:style-name="P113"><text:span text:style-name="T163"><text:s text:c="12"/>{</text:span></text:p>
      <text:p text:style-name="P113"><text:span text:style-name="T163"><text:s text:c="16"/>fahrenheit =<text:s/></text:span><text:span text:style-name="T164">double</text:span><text:span text:style-name="T165">.Parse(temperatureTextBox.Text);</text:span></text:p>
      <text:p text:style-name="P113"><text:span text:style-name="T165"/></text:p>
      <text:p text:style-name="P113"><text:span text:style-name="T165"><text:s text:c="16"/>celcius = (5*(fahrenheit-32))/9;</text:span></text:p>
      <text:p text:style-name="P113"><text:span text:style-name="T165"><text:s text:c="16"/>temperatureOutputLabel.Text =<text:s/></text:span><text:span text:style-name="T166">"Celcius temperature"</text:span><text:span text:style-name="T167"><text:s/>+ celcius.ToString(</text:span><text:span text:style-name="T168">"n1"</text:span><text:span text:style-name="T169">);</text:span></text:p>
      <text:p text:style-name="P113"><text:span text:style-name="T169"><text:s text:c="12"/>}</text:span></text:p>
      <text:p text:style-name="P113"><text:span text:style-name="T169"><text:s text:c="12"/></text:span><text:span text:style-name="T170">catch</text:span><text:span text:style-name="T171">(</text:span><text:span text:style-name="T172">Exception</text:span><text:span text:style-name="T173"><text:s/>ex)</text:span></text:p>
      <text:p text:style-name="P113"><text:span text:style-name="T173"><text:s text:c="12"/>{</text:span></text:p>
      <text:p text:style-name="P113"><text:span text:style-name="T173"><text:s text:c="16"/></text:span><text:span text:style-name="T174">MessageBox</text:span><text:span text:style-name="T175">.Show(ex.Message);</text:span></text:p>
      <text:p text:style-name="P113"><text:span text:style-name="T175"><text:s text:c="12"/>}</text:span></text:p>
      <text:p text:style-name="P113"><text:span text:style-name="T175"><text:s text:c="8"/>}</text:span></text:p>
      <text:p text:style-name="P113"><text:span text:style-name="T175"/></text:p>
      <text:p text:style-name="P113"><text:span text:style-name="T175"><text:s text:c="8"/></text:span><text:span text:style-name="T176">private</text:span><text:span text:style-name="T177"><text:s/></text:span><text:span text:style-name="T178">void</text:span><text:span text:style-name="T179"><text:s/>clearButton_Click(</text:span><text:span text:style-name="T180">object</text:span><text:span text:style-name="T181"><text:s/>sender,<text:s/></text:span><text:span text:style-name="T182">EventArgs</text:span><text:span text:style-name="T183"><text:s/>e)</text:span></text:p>
      <text:p text:style-name="P113"><text:span text:style-name="T183"><text:s text:c="8"/>{</text:span></text:p>
      <text:p text:style-name="P113"><text:span text:style-name="T183"><text:s text:c="12"/></text:span><text:span text:style-name="T184">// Clear output label.</text:span><text:span text:style-name="T185"/></text:p>
      <text:p text:style-name="P113"><text:span text:style-name="T185"><text:s text:c="12"/>temperatureOutputLabel.Text =<text:s/></text:span><text:span text:style-name="T186">" "</text:span><text:span text:style-name="T187">;</text:span></text:p>
      <text:p text:style-name="P113"><text:span text:style-name="T187"><text:s text:c="8"/>}</text:span></text:p>
      <text:p text:style-name="P113"><text:span text:style-name="T187"/></text:p>
      <text:p text:style-name="P113"><text:span text:style-name="T187"><text:s text:c="8"/></text:span><text:span text:style-name="T188">private</text:span><text:span text:style-name="T189"><text:s/></text:span><text:span text:style-name="T190">void</text:span><text:span text:style-name="T191"><text:s/>exitButton_Click(</text:span><text:span text:style-name="T192">object</text:span><text:span text:style-name="T193"><text:s/>sender,<text:s/></text:span><text:span text:style-name="T194">EventArgs</text:span><text:span text:style-name="T195"><text:s/>e)</text:span></text:p>
      <text:p text:style-name="P113"><text:span text:style-name="T195"><text:s text:c="8"/>{</text:span></text:p>
      <text:p text:style-name="P113"><text:span text:style-name="T195"><text:s text:c="12"/></text:span><text:span text:style-name="T196">// Close form.</text:span><text:span text:style-name="T197"/></text:p>
      <text:p text:style-name="P113"><text:span text:style-name="T197"><text:s text:c="12"/></text:span><text:span text:style-name="T198">this</text:span><text:span text:style-name="T199">.Close();</text:span></text:p>
      <text:p text:style-name="P113"><text:span text:style-name="T199"><text:s text:c="8"/>}</text:span></text:p>
      <text:p text:style-name="P113"><text:span text:style-name="T199"><text:s text:c="4"/>}</text:span></text:p>
      <text:p text:style-name="P114"><text:span text:style-name="T199">}</text:span><text:span text:style-name="T200"/></text:p>
      <text:p text:style-name="P115"><text:span text:style-name="T200">3-7 Sentence Builder:</text:span></text:p>
      <text:p text:style-name="P116"><draw:frame text:anchor-type="as-char" svg:width="152.40mm" svg:height="85.73mm" style:rel-width="scale" style:rel-height="scale"><draw:object-ole xlink:href="OleObj7"/><draw:image xlink:href="ObjectReplacements/OleObj7"/></draw:frame><text:span text:style-name="T200"/></text:p>
      <text:p text:style-name="P116"><draw:frame text:anchor-type="as-char" svg:width="152.40mm" svg:height="85.73mm" style:rel-width="scale" style:rel-height="scale"><draw:object-ole xlink:href="OleObj8"/><draw:image xlink:href="ObjectReplacements/OleObj8"/></draw:frame><text:span text:style-name="T200"/></text:p>
      <text:p text:style-name="P116"><text:span text:style-name="T200"/></text:p>
      <text:p text:style-name="P117"><text:span text:style-name="T200"/></text:p>
      <text:p text:style-name="P118"><text:span text:style-name="T201">using</text:span><text:span text:style-name="T202"><text:s/>System;</text:span></text:p>
      <text:p text:style-name="P118"><text:span text:style-name="T203">using</text:span><text:span text:style-name="T204"><text:s/>System.Collections.Generic;</text:span></text:p>
      <text:p text:style-name="P118"><text:span text:style-name="T205">using</text:span><text:span text:style-name="T206"><text:s/>System.ComponentModel;</text:span></text:p>
      <text:p text:style-name="P118"><text:span text:style-name="T207">using</text:span><text:span text:style-name="T208"><text:s/>System.Data;</text:span></text:p>
      <text:p text:style-name="P118"><text:span text:style-name="T209">using</text:span><text:span text:style-name="T210"><text:s/>System.Drawing;</text:span></text:p>
      <text:p text:style-name="P118"><text:span text:style-name="T211">using</text:span><text:span text:style-name="T212"><text:s/>System.Linq;</text:span></text:p>
      <text:p text:style-name="P118"><text:span text:style-name="T213">using</text:span><text:span text:style-name="T214"><text:s/>System.Text;</text:span></text:p>
      <text:p text:style-name="P118"><text:span text:style-name="T215">using</text:span><text:span text:style-name="T216"><text:s/>System.Windows.Forms;</text:span></text:p>
      <text:p text:style-name="P118"><text:span text:style-name="T216"/></text:p>
      <text:p text:style-name="P118"><text:span text:style-name="T217">namespace</text:span><text:span text:style-name="T218"><text:s/>Program3_7</text:span></text:p>
      <text:p text:style-name="P118"><text:span text:style-name="T218">{</text:span></text:p>
      <text:p text:style-name="P118"><text:span text:style-name="T218"><text:s text:c="4"/></text:span><text:span text:style-name="T219">public</text:span><text:span text:style-name="T220"><text:s/></text:span><text:span text:style-name="T221">partial</text:span><text:span text:style-name="T222"><text:s/></text:span><text:span text:style-name="T223">class</text:span><text:span text:style-name="T224"><text:s/></text:span><text:span text:style-name="T225">Form1</text:span><text:span text:style-name="T226"><text:s/>:<text:s/></text:span><text:span text:style-name="T227">Form</text:span><text:span text:style-name="T228"/></text:p>
      <text:p text:style-name="P118"><text:span text:style-name="T228"><text:s text:c="4"/>{</text:span></text:p>
      <text:p text:style-name="P118"><text:span text:style-name="T228"><text:s text:c="8"/></text:span><text:span text:style-name="T229">string</text:span><text:span text:style-name="T230"><text:s/>sentence =<text:s/></text:span><text:span text:style-name="T231">""</text:span><text:span text:style-name="T232">;<text:s/></text:span><text:span text:style-name="T233">// The sentence to build<text:s/></text:span><text:span text:style-name="T234"/></text:p>
      <text:p text:style-name="P118"><text:span text:style-name="T234"><text:s text:c="8"/></text:span></text:p>
      <text:p text:style-name="P118"><text:span text:style-name="T234"><text:s text:c="8"/></text:span><text:span text:style-name="T235">public</text:span><text:span text:style-name="T236"><text:s/>Form1()</text:span></text:p>
      <text:p text:style-name="P118"><text:span text:style-name="T236"><text:s text:c="8"/>{</text:span></text:p>
      <text:p text:style-name="P118"><text:span text:style-name="T236"><text:s text:c="12"/>InitializeComponent();</text:span></text:p>
      <text:p text:style-name="P118"><text:span text:style-name="T236"><text:s text:c="8"/>}</text:span></text:p>
      <text:p text:style-name="P118"><text:span text:style-name="T236"/></text:p>
      <text:p text:style-name="P118"><text:span text:style-name="T236"><text:s text:c="8"/></text:span><text:span text:style-name="T237">private</text:span><text:span text:style-name="T238"><text:s/></text:span><text:span text:style-name="T239">void</text:span><text:span text:style-name="T240"><text:s/>capAButton_Click(</text:span><text:span text:style-name="T241">object</text:span><text:span text:style-name="T242"><text:s/>sender,<text:s/></text:span><text:span text:style-name="T243">EventArgs</text:span><text:span text:style-name="T244"><text:s/>e)</text:span></text:p>
      <text:p text:style-name="P118"><text:span text:style-name="T244"><text:s text:c="8"/>{</text:span></text:p>
      <text:p text:style-name="P118"><text:span text:style-name="T244"><text:s text:c="12"/>sentence = sentence +<text:s/></text:span><text:span text:style-name="T245">"A"</text:span><text:span text:style-name="T246">;</text:span></text:p>
      <text:p text:style-name="P118"><text:span text:style-name="T246"><text:s text:c="12"/>sentenceOutputLabel.Text = sentence;</text:span></text:p>
      <text:p text:style-name="P118"><text:span text:style-name="T246"><text:s text:c="8"/>}</text:span></text:p>
      <text:p text:style-name="P118"><text:span text:style-name="T246"/></text:p>
      <text:p text:style-name="P118"><text:span text:style-name="T246"><text:s text:c="8"/></text:span><text:span text:style-name="T247">private</text:span><text:span text:style-name="T248"><text:s/></text:span><text:span text:style-name="T249">void</text:span><text:span text:style-name="T250"><text:s/>aButton_Click(</text:span><text:span text:style-name="T251">object</text:span><text:span text:style-name="T252"><text:s/>sender,<text:s/></text:span><text:span text:style-name="T253">EventArgs</text:span><text:span text:style-name="T254"><text:s/>e)</text:span></text:p>
      <text:p text:style-name="P118"><text:span text:style-name="T254"><text:s text:c="8"/>{</text:span></text:p>
      <text:p text:style-name="P118"><text:span text:style-name="T254"><text:s text:c="12"/>sentence = sentence +<text:s/></text:span><text:span text:style-name="T255">"a"</text:span><text:span text:style-name="T256">;</text:span></text:p>
      <text:p text:style-name="P118"><text:span text:style-name="T256"><text:s text:c="12"/>sentenceOutputLabel.Text = sentence;</text:span></text:p>
      <text:p text:style-name="P118"><text:span text:style-name="T256"><text:s text:c="8"/>}</text:span></text:p>
      <text:p text:style-name="P118"><text:span text:style-name="T256"/></text:p>
      <text:p text:style-name="P118"><text:span text:style-name="T256"><text:s text:c="8"/></text:span><text:span text:style-name="T257">private</text:span><text:span text:style-name="T258"><text:s/></text:span><text:span text:style-name="T259">void</text:span><text:span text:style-name="T260"><text:s/>capAnButton_Click(</text:span><text:span text:style-name="T261">object</text:span><text:span text:style-name="T262"><text:s/>sender,<text:s/></text:span><text:span text:style-name="T263">EventArgs</text:span><text:span text:style-name="T264"><text:s/>e)</text:span></text:p>
      <text:p text:style-name="P118"><text:span text:style-name="T264"><text:s text:c="8"/>{</text:span></text:p>
      <text:p text:style-name="P118"><text:span text:style-name="T264"><text:s text:c="12"/>sentence = sentence +<text:s/></text:span><text:span text:style-name="T265">"An"</text:span><text:span text:style-name="T266">;</text:span></text:p>
      <text:p text:style-name="P118"><text:span text:style-name="T266"><text:s text:c="12"/>sentenceOutputLabel.Text = sentence;</text:span></text:p>
      <text:p text:style-name="P118"><text:span text:style-name="T266"/></text:p>
      <text:p text:style-name="P118"><text:span text:style-name="T266"><text:s text:c="8"/>}</text:span></text:p>
      <text:p text:style-name="P118"><text:span text:style-name="T266"/></text:p>
      <text:p text:style-name="P118"><text:span text:style-name="T266"><text:s text:c="8"/></text:span><text:span text:style-name="T267">private</text:span><text:span text:style-name="T268"><text:s/></text:span><text:span text:style-name="T269">void</text:span><text:span text:style-name="T270"><text:s/>spaceButton_Click(</text:span><text:span text:style-name="T271">object</text:span><text:span text:style-name="T272"><text:s/>sender,<text:s/></text:span><text:span text:style-name="T273">EventArgs</text:span><text:span text:style-name="T274"><text:s/>e)</text:span></text:p>
      <text:p text:style-name="P118"><text:span text:style-name="T274"><text:s text:c="8"/>{</text:span></text:p>
      <text:p text:style-name="P118"><text:span text:style-name="T274"><text:s text:c="12"/>sentence = sentence +<text:s/></text:span><text:span text:style-name="T275">" "</text:span><text:span text:style-name="T276">;</text:span></text:p>
      <text:p text:style-name="P118"><text:span text:style-name="T276"><text:s text:c="12"/>sentenceOutputLabel.Text = sentence;</text:span></text:p>
      <text:p text:style-name="P118"><text:span text:style-name="T276"><text:s text:c="8"/>}</text:span></text:p>
      <text:p text:style-name="P118"><text:span text:style-name="T276"/></text:p>
      <text:p text:style-name="P118"><text:span text:style-name="T276"><text:s text:c="8"/></text:span><text:span text:style-name="T277">private</text:span><text:span text:style-name="T278"><text:s/></text:span><text:span text:style-name="T279">void</text:span><text:span text:style-name="T280"><text:s/>anButton_Click(</text:span><text:span text:style-name="T281">object</text:span><text:span text:style-name="T282"><text:s/>sender,<text:s/></text:span><text:span text:style-name="T283">EventArgs</text:span><text:span text:style-name="T284"><text:s/>e)</text:span></text:p>
      <text:p text:style-name="P118"><text:span text:style-name="T284"><text:s text:c="8"/>{</text:span></text:p>
      <text:p text:style-name="P118"><text:span text:style-name="T284"><text:s text:c="12"/>sentence = sentence +<text:s/></text:span><text:span text:style-name="T285">"an"</text:span><text:span text:style-name="T286">;</text:span></text:p>
      <text:p text:style-name="P118"><text:span text:style-name="T286"><text:s text:c="12"/>sentenceOutputLabel.Text = sentence;</text:span></text:p>
      <text:p text:style-name="P118"><text:span text:style-name="T286"><text:s text:c="8"/>}</text:span></text:p>
      <text:p text:style-name="P118"><text:span text:style-name="T286"/></text:p>
      <text:p text:style-name="P118"><text:span text:style-name="T286"><text:s text:c="8"/></text:span><text:span text:style-name="T287">private</text:span><text:span text:style-name="T288"><text:s/></text:span><text:span text:style-name="T289">void</text:span><text:span text:style-name="T290"><text:s/>capTheButton_Click(</text:span><text:span text:style-name="T291">object</text:span><text:span text:style-name="T292"><text:s/>sender,<text:s/></text:span><text:span text:style-name="T293">EventArgs</text:span><text:span text:style-name="T294"><text:s/>e)</text:span></text:p>
      <text:p text:style-name="P118"><text:span text:style-name="T294"><text:s text:c="8"/>{</text:span></text:p>
      <text:p text:style-name="P118"><text:span text:style-name="T294"><text:s text:c="12"/>sentence = sentence +<text:s/></text:span><text:span text:style-name="T295">"The"</text:span><text:span text:style-name="T296">;</text:span></text:p>
      <text:p text:style-name="P118"><text:span text:style-name="T296"><text:s text:c="12"/>sentenceOutputLabel.Text = sentence;</text:span></text:p>
      <text:p text:style-name="P118"><text:span text:style-name="T296"><text:s text:c="8"/>}</text:span></text:p>
      <text:p text:style-name="P118"><text:span text:style-name="T296"/></text:p>
      <text:p text:style-name="P118"><text:span text:style-name="T296"><text:s text:c="8"/></text:span><text:span text:style-name="T297">private</text:span><text:span text:style-name="T298"><text:s/></text:span><text:span text:style-name="T299">void</text:span><text:span text:style-name="T300"><text:s/>theButton_Click(</text:span><text:span text:style-name="T301">object</text:span><text:span text:style-name="T302"><text:s/>sender,<text:s/></text:span><text:span text:style-name="T303">EventArgs</text:span><text:span text:style-name="T304"><text:s/>e)</text:span></text:p>
      <text:p text:style-name="P118"><text:span text:style-name="T304"><text:s text:c="8"/>{</text:span></text:p>
      <text:p text:style-name="P118"><text:span text:style-name="T304"><text:s text:c="12"/>sentence = sentence +<text:s/></text:span><text:span text:style-name="T305">"the"</text:span><text:span text:style-name="T306">;</text:span></text:p>
      <text:p text:style-name="P118"><text:span text:style-name="T306"><text:s text:c="12"/>sentenceOutputLabel.Text = sentence;</text:span></text:p>
      <text:p text:style-name="P118"><text:span text:style-name="T306"><text:s text:c="8"/>}</text:span></text:p>
      <text:p text:style-name="P118"><text:span text:style-name="T306"/></text:p>
      <text:p text:style-name="P118"><text:span text:style-name="T306"><text:s text:c="8"/></text:span><text:span text:style-name="T307">private</text:span><text:span text:style-name="T308"><text:s/></text:span><text:span text:style-name="T309">void</text:span><text:span text:style-name="T310"><text:s/>manButton_Click(</text:span><text:span text:style-name="T311">object</text:span><text:span text:style-name="T312"><text:s/>sender,<text:s/></text:span><text:span text:style-name="T313">EventArgs</text:span><text:span text:style-name="T314"><text:s/>e)</text:span></text:p>
      <text:p text:style-name="P118"><text:span text:style-name="T314"><text:s text:c="8"/>{</text:span></text:p>
      <text:p text:style-name="P118"><text:span text:style-name="T314"><text:s text:c="12"/>sentence = sentence +<text:s/></text:span><text:span text:style-name="T315">"man"</text:span><text:span text:style-name="T316">;</text:span></text:p>
      <text:p text:style-name="P118"><text:span text:style-name="T316"><text:s text:c="12"/>sentenceOutputLabel.Text = sentence;</text:span></text:p>
      <text:p text:style-name="P118"><text:span text:style-name="T316"><text:s text:c="8"/>}</text:span></text:p>
      <text:p text:style-name="P118"><text:span text:style-name="T316"/></text:p>
      <text:p text:style-name="P118"><text:span text:style-name="T316"><text:s text:c="8"/></text:span><text:span text:style-name="T317">private</text:span><text:span text:style-name="T318"><text:s/></text:span><text:span text:style-name="T319">void</text:span><text:span text:style-name="T320"><text:s/>womanButton_Click(</text:span><text:span text:style-name="T321">object</text:span><text:span text:style-name="T322"><text:s/>sender,<text:s/></text:span><text:span text:style-name="T323">EventArgs</text:span><text:span text:style-name="T324"><text:s/>e)</text:span></text:p>
      <text:p text:style-name="P118"><text:span text:style-name="T324"><text:s text:c="8"/>{</text:span></text:p>
      <text:p text:style-name="P118"><text:span text:style-name="T324"><text:s text:c="12"/>sentence = sentence +<text:s/></text:span><text:span text:style-name="T325">"woman"</text:span><text:span text:style-name="T326">;</text:span></text:p>
      <text:p text:style-name="P118"><text:span text:style-name="T326"><text:s text:c="12"/>sentenceOutputLabel.Text = sentence;</text:span></text:p>
      <text:p text:style-name="P118"><text:span text:style-name="T326"><text:s text:c="8"/>}</text:span></text:p>
      <text:p text:style-name="P118"><text:span text:style-name="T326"/></text:p>
      <text:p text:style-name="P118"><text:span text:style-name="T326"><text:s text:c="8"/></text:span><text:span text:style-name="T327">private</text:span><text:span text:style-name="T328"><text:s/></text:span><text:span text:style-name="T329">void</text:span><text:span text:style-name="T330"><text:s/>dogButton_Click(</text:span><text:span text:style-name="T331">object</text:span><text:span text:style-name="T332"><text:s/>sender,<text:s/></text:span><text:span text:style-name="T333">EventArgs</text:span><text:span text:style-name="T334"><text:s/>e)</text:span></text:p>
      <text:p text:style-name="P118"><text:span text:style-name="T334"><text:s text:c="8"/>{</text:span></text:p>
      <text:p text:style-name="P118"><text:span text:style-name="T334"><text:s text:c="12"/>sentence = sentence +<text:s/></text:span><text:span text:style-name="T335">"dog"</text:span><text:span text:style-name="T336">;</text:span></text:p>
      <text:p text:style-name="P118"><text:span text:style-name="T336"><text:s text:c="12"/>sentenceOutputLabel.Text = sentence;</text:span></text:p>
      <text:p text:style-name="P118"><text:span text:style-name="T336"><text:s text:c="8"/>}</text:span></text:p>
      <text:p text:style-name="P118"><text:span text:style-name="T336"/></text:p>
      <text:p text:style-name="P118"><text:span text:style-name="T336"><text:s text:c="8"/></text:span><text:span text:style-name="T337">private</text:span><text:span text:style-name="T338"><text:s/></text:span><text:span text:style-name="T339">void</text:span><text:span text:style-name="T340"><text:s/>catButton_Click(</text:span><text:span text:style-name="T341">object</text:span><text:span text:style-name="T342"><text:s/>sender,<text:s/></text:span><text:span text:style-name="T343">EventArgs</text:span><text:span text:style-name="T344"><text:s/>e)</text:span></text:p>
      <text:p text:style-name="P118"><text:span text:style-name="T344"><text:s text:c="8"/>{</text:span></text:p>
      <text:p text:style-name="P118"><text:span text:style-name="T344"><text:s text:c="12"/>sentence = sentence +<text:s/></text:span><text:span text:style-name="T345">"cat"</text:span><text:span text:style-name="T346">;</text:span></text:p>
      <text:p text:style-name="P118"><text:span text:style-name="T346"><text:s text:c="12"/>sentenceOutputLabel.Text = sentence;</text:span></text:p>
      <text:p text:style-name="P118"><text:span text:style-name="T346"><text:s text:c="8"/>}</text:span></text:p>
      <text:p text:style-name="P118"><text:span text:style-name="T346"/></text:p>
      <text:p text:style-name="P118"><text:span text:style-name="T346"><text:s text:c="8"/></text:span><text:span text:style-name="T347">private</text:span><text:span text:style-name="T348"><text:s/></text:span><text:span text:style-name="T349">void</text:span><text:span text:style-name="T350"><text:s/>carButton_Click(</text:span><text:span text:style-name="T351">object</text:span><text:span text:style-name="T352"><text:s/>sender,<text:s/></text:span><text:span text:style-name="T353">EventArgs</text:span><text:span text:style-name="T354"><text:s/>e)</text:span></text:p>
      <text:p text:style-name="P118"><text:span text:style-name="T354"><text:s text:c="8"/>{</text:span></text:p>
      <text:p text:style-name="P118"><text:span text:style-name="T354"><text:s text:c="12"/>sentence = sentence +<text:s/></text:span><text:span text:style-name="T355">"car"</text:span><text:span text:style-name="T356">;</text:span></text:p>
      <text:p text:style-name="P118"><text:span text:style-name="T356"><text:s text:c="12"/>sentenceOutputLabel.Text = sentence;</text:span></text:p>
      <text:p text:style-name="P118"><text:span text:style-name="T356"><text:s text:c="8"/>}</text:span></text:p>
      <text:p text:style-name="P118"><text:span text:style-name="T356"/></text:p>
      <text:p text:style-name="P118"><text:span text:style-name="T356"><text:s text:c="8"/></text:span><text:span text:style-name="T357">private</text:span><text:span text:style-name="T358"><text:s/></text:span><text:span text:style-name="T359">void</text:span><text:span text:style-name="T360"><text:s/>bicycleButton_Click(</text:span><text:span text:style-name="T361">object</text:span><text:span text:style-name="T362"><text:s/>sender,<text:s/></text:span><text:span text:style-name="T363">EventArgs</text:span><text:span text:style-name="T364"><text:s/>e)</text:span></text:p>
      <text:p text:style-name="P118"><text:span text:style-name="T364"><text:s text:c="8"/>{</text:span></text:p>
      <text:p text:style-name="P118"><text:span text:style-name="T364"><text:s text:c="12"/>sentence = sentence +<text:s/></text:span><text:span text:style-name="T365">"bicycle"</text:span><text:span text:style-name="T366">;</text:span></text:p>
      <text:p text:style-name="P118"><text:span text:style-name="T366"><text:s text:c="12"/>sentenceOutputLabel.Text = sentence;</text:span></text:p>
      <text:p text:style-name="P118"><text:span text:style-name="T366"><text:s text:c="8"/>}</text:span></text:p>
      <text:p text:style-name="P118"><text:span text:style-name="T366"/></text:p>
      <text:p text:style-name="P118"><text:span text:style-name="T366"><text:s text:c="8"/></text:span><text:span text:style-name="T367">private</text:span><text:span text:style-name="T368"><text:s/></text:span><text:span text:style-name="T369">void</text:span><text:span text:style-name="T370"><text:s/>beautifulButton_Click(</text:span><text:span text:style-name="T371">object</text:span><text:span text:style-name="T372"><text:s/>sender,<text:s/></text:span><text:span text:style-name="T373">EventArgs</text:span><text:span text:style-name="T374"><text:s/>e)</text:span></text:p>
      <text:p text:style-name="P118"><text:span text:style-name="T374"><text:s text:c="8"/>{</text:span></text:p>
      <text:p text:style-name="P118"><text:span text:style-name="T374"><text:s text:c="12"/>sentence = sentence +<text:s/></text:span><text:span text:style-name="T375">"beautiful"</text:span><text:span text:style-name="T376">;</text:span></text:p>
      <text:p text:style-name="P118"><text:span text:style-name="T376"><text:s text:c="12"/>sentenceOutputLabel.Text = sentence;</text:span></text:p>
      <text:p text:style-name="P118"><text:span text:style-name="T376"><text:s text:c="8"/>}</text:span></text:p>
      <text:p text:style-name="P118"><text:span text:style-name="T376"/></text:p>
      <text:p text:style-name="P118"><text:span text:style-name="T376"><text:s text:c="8"/></text:span><text:span text:style-name="T377">private</text:span><text:span text:style-name="T378"><text:s/></text:span><text:span text:style-name="T379">void</text:span><text:span text:style-name="T380"><text:s/>bigButton_Click(</text:span><text:span text:style-name="T381">object</text:span><text:span text:style-name="T382"><text:s/>sender,<text:s/></text:span><text:span text:style-name="T383">EventArgs</text:span><text:span text:style-name="T384"><text:s/>e)</text:span></text:p>
      <text:p text:style-name="P118"><text:span text:style-name="T384"><text:s text:c="8"/>{</text:span></text:p>
      <text:p text:style-name="P118"><text:span text:style-name="T384"><text:s text:c="12"/>sentence = sentence +<text:s/></text:span><text:span text:style-name="T385">"big"</text:span><text:span text:style-name="T386">;</text:span></text:p>
      <text:p text:style-name="P118"><text:span text:style-name="T386"><text:s text:c="12"/>sentenceOutputLabel.Text = sentence;</text:span></text:p>
      <text:p text:style-name="P118"><text:span text:style-name="T386"><text:s text:c="8"/>}</text:span></text:p>
      <text:p text:style-name="P118"><text:span text:style-name="T386"/></text:p>
      <text:p text:style-name="P118"><text:span text:style-name="T386"><text:s text:c="8"/></text:span><text:span text:style-name="T387">private</text:span><text:span text:style-name="T388"><text:s/></text:span><text:span text:style-name="T389">void</text:span><text:span text:style-name="T390"><text:s/>smallButton_Click(</text:span><text:span text:style-name="T391">object</text:span><text:span text:style-name="T392"><text:s/>sender,<text:s/></text:span><text:span text:style-name="T393">EventArgs</text:span><text:span text:style-name="T394"><text:s/>e)</text:span></text:p>
      <text:p text:style-name="P118"><text:span text:style-name="T394"><text:s text:c="8"/>{</text:span></text:p>
      <text:p text:style-name="P118"><text:span text:style-name="T394"><text:s text:c="12"/>sentence = sentence +<text:s/></text:span><text:span text:style-name="T395">"small"</text:span><text:span text:style-name="T396">;</text:span></text:p>
      <text:p text:style-name="P118"><text:span text:style-name="T396"><text:s text:c="12"/>sentenceOutputLabel.Text = sentence;</text:span></text:p>
      <text:p text:style-name="P118"><text:span text:style-name="T396"><text:s text:c="8"/>}</text:span></text:p>
      <text:p text:style-name="P118"><text:span text:style-name="T396"/></text:p>
      <text:p text:style-name="P118"><text:span text:style-name="T396"><text:s text:c="8"/></text:span><text:span text:style-name="T397">private</text:span><text:span text:style-name="T398"><text:s/></text:span><text:span text:style-name="T399">void</text:span><text:span text:style-name="T400"><text:s/>strangeButton_Click(</text:span><text:span text:style-name="T401">object</text:span><text:span text:style-name="T402"><text:s/>sender,<text:s/></text:span><text:span text:style-name="T403">EventArgs</text:span><text:span text:style-name="T404"><text:s/>e)</text:span></text:p>
      <text:p text:style-name="P118"><text:span text:style-name="T404"><text:s text:c="8"/>{</text:span></text:p>
      <text:p text:style-name="P118"><text:span text:style-name="T404"><text:s text:c="12"/>sentence = sentence +<text:s/></text:span><text:span text:style-name="T405">"strange"</text:span><text:span text:style-name="T406">;</text:span></text:p>
      <text:p text:style-name="P118"><text:span text:style-name="T406"><text:s text:c="12"/>sentenceOutputLabel.Text = sentence;</text:span></text:p>
      <text:p text:style-name="P118"><text:span text:style-name="T406"><text:s text:c="8"/>}</text:span></text:p>
      <text:p text:style-name="P118"><text:span text:style-name="T406"/></text:p>
      <text:p text:style-name="P118"><text:span text:style-name="T406"><text:s text:c="8"/></text:span><text:span text:style-name="T407">private</text:span><text:span text:style-name="T408"><text:s/></text:span><text:span text:style-name="T409">void</text:span><text:span text:style-name="T410"><text:s/>lookedButton_Click(</text:span><text:span text:style-name="T411">object</text:span><text:span text:style-name="T412"><text:s/>sender,<text:s/></text:span><text:span text:style-name="T413">EventArgs</text:span><text:span text:style-name="T414"><text:s/>e)</text:span></text:p>
      <text:p text:style-name="P118"><text:span text:style-name="T414"><text:s text:c="8"/>{</text:span></text:p>
      <text:p text:style-name="P118"><text:span text:style-name="T414"><text:s text:c="12"/>sentence = sentence +<text:s/></text:span><text:span text:style-name="T415">"looked at"</text:span><text:span text:style-name="T416">;</text:span></text:p>
      <text:p text:style-name="P118"><text:span text:style-name="T416"><text:s text:c="12"/>sentenceOutputLabel.Text = sentence;</text:span></text:p>
      <text:p text:style-name="P118"><text:span text:style-name="T416"><text:s text:c="8"/>}</text:span></text:p>
      <text:p text:style-name="P118"><text:span text:style-name="T416"/></text:p>
      <text:p text:style-name="P118"><text:span text:style-name="T416"><text:s text:c="8"/></text:span><text:span text:style-name="T417">private</text:span><text:span text:style-name="T418"><text:s/></text:span><text:span text:style-name="T419">void</text:span><text:span text:style-name="T420"><text:s/>rodeButton_Click(</text:span><text:span text:style-name="T421">object</text:span><text:span text:style-name="T422"><text:s/>sender,<text:s/></text:span><text:span text:style-name="T423">EventArgs</text:span><text:span text:style-name="T424"><text:s/>e)</text:span></text:p>
      <text:p text:style-name="P118"><text:span text:style-name="T424"><text:s text:c="8"/>{</text:span></text:p>
      <text:p text:style-name="P118"><text:span text:style-name="T424"><text:s text:c="12"/>sentence = sentence +<text:s/></text:span><text:span text:style-name="T425">"rode"</text:span><text:span text:style-name="T426">;</text:span></text:p>
      <text:p text:style-name="P118"><text:span text:style-name="T426"><text:s text:c="12"/>sentenceOutputLabel.Text = sentence;</text:span></text:p>
      <text:p text:style-name="P118"><text:span text:style-name="T426"><text:s text:c="8"/>}</text:span></text:p>
      <text:p text:style-name="P118"><text:span text:style-name="T426"/></text:p>
      <text:p text:style-name="P118"><text:span text:style-name="T426"><text:s text:c="8"/></text:span><text:span text:style-name="T427">private</text:span><text:span text:style-name="T428"><text:s/></text:span><text:span text:style-name="T429">void</text:span><text:span text:style-name="T430"><text:s/>spokeButton_Click(</text:span><text:span text:style-name="T431">object</text:span><text:span text:style-name="T432"><text:s/>sender,<text:s/></text:span><text:span text:style-name="T433">EventArgs</text:span><text:span text:style-name="T434"><text:s/>e)</text:span></text:p>
      <text:p text:style-name="P118"><text:span text:style-name="T434"><text:s text:c="8"/>{</text:span></text:p>
      <text:p text:style-name="P118"><text:span text:style-name="T434"><text:s text:c="12"/>sentence = sentence +<text:s/></text:span><text:span text:style-name="T435">"spoke to"</text:span><text:span text:style-name="T436">;</text:span></text:p>
      <text:p text:style-name="P118"><text:span text:style-name="T436"><text:s text:c="12"/>sentenceOutputLabel.Text = sentence;</text:span></text:p>
      <text:p text:style-name="P118"><text:span text:style-name="T436"><text:s text:c="8"/>}</text:span></text:p>
      <text:p text:style-name="P118"><text:span text:style-name="T436"/></text:p>
      <text:p text:style-name="P118"><text:span text:style-name="T436"><text:s text:c="8"/></text:span><text:span text:style-name="T437">private</text:span><text:span text:style-name="T438"><text:s/></text:span><text:span text:style-name="T439">void</text:span><text:span text:style-name="T440"><text:s/>laughedButton_Click(</text:span><text:span text:style-name="T441">object</text:span><text:span text:style-name="T442"><text:s/>sender,<text:s/></text:span><text:span text:style-name="T443">EventArgs</text:span><text:span text:style-name="T444"><text:s/>e)</text:span></text:p>
      <text:p text:style-name="P118"><text:span text:style-name="T444"><text:s text:c="8"/>{</text:span></text:p>
      <text:p text:style-name="P118"><text:span text:style-name="T444"><text:s text:c="12"/>sentence = sentence +<text:s/></text:span><text:span text:style-name="T445">"laughed at"</text:span><text:span text:style-name="T446">;</text:span></text:p>
      <text:p text:style-name="P118"><text:span text:style-name="T446"><text:s text:c="12"/>sentenceOutputLabel.Text = sentence;</text:span></text:p>
      <text:p text:style-name="P118"><text:span text:style-name="T446"><text:s text:c="8"/>}</text:span></text:p>
      <text:p text:style-name="P118"><text:span text:style-name="T446"/></text:p>
      <text:p text:style-name="P118"><text:span text:style-name="T446"><text:s text:c="8"/></text:span><text:span text:style-name="T447">private</text:span><text:span text:style-name="T448"><text:s/></text:span><text:span text:style-name="T449">void</text:span><text:span text:style-name="T450"><text:s/>droveButton_Click(</text:span><text:span text:style-name="T451">object</text:span><text:span text:style-name="T452"><text:s/>sender,<text:s/></text:span><text:span text:style-name="T453">EventArgs</text:span><text:span text:style-name="T454"><text:s/>e)</text:span></text:p>
      <text:p text:style-name="P118"><text:span text:style-name="T454"><text:s text:c="8"/>{</text:span></text:p>
      <text:p text:style-name="P118"><text:span text:style-name="T454"><text:s text:c="12"/>sentence = sentence +<text:s/></text:span><text:span text:style-name="T455">"drive"</text:span><text:span text:style-name="T456">;</text:span></text:p>
      <text:p text:style-name="P118"><text:span text:style-name="T456"><text:s text:c="12"/>sentenceOutputLabel.Text = sentence;</text:span></text:p>
      <text:p text:style-name="P118"><text:span text:style-name="T456"><text:s text:c="8"/>}</text:span></text:p>
      <text:p text:style-name="P118"><text:span text:style-name="T456"/></text:p>
      <text:p text:style-name="P118"><text:span text:style-name="T456"><text:s text:c="8"/></text:span><text:span text:style-name="T457">private</text:span><text:span text:style-name="T458"><text:s/></text:span><text:span text:style-name="T459">void</text:span><text:span text:style-name="T460"><text:s/>periodButton_Click(</text:span><text:span text:style-name="T461">object</text:span><text:span text:style-name="T462"><text:s/>sender,<text:s/></text:span><text:span text:style-name="T463">EventArgs</text:span><text:span text:style-name="T464"><text:s/>e)</text:span></text:p>
      <text:p text:style-name="P118"><text:span text:style-name="T464"><text:s text:c="8"/>{</text:span></text:p>
      <text:p text:style-name="P118"><text:span text:style-name="T464"><text:s text:c="12"/>sentence = sentence +<text:s/></text:span><text:span text:style-name="T465">"."</text:span><text:span text:style-name="T466">;</text:span></text:p>
      <text:p text:style-name="P118"><text:span text:style-name="T466"><text:s text:c="12"/>sentenceOutputLabel.Text = sentence;</text:span></text:p>
      <text:p text:style-name="P118"><text:span text:style-name="T466"><text:s text:c="8"/>}</text:span></text:p>
      <text:p text:style-name="P118"><text:span text:style-name="T466"/></text:p>
      <text:p text:style-name="P118"><text:span text:style-name="T466"><text:s text:c="8"/></text:span><text:span text:style-name="T467">private</text:span><text:span text:style-name="T468"><text:s/></text:span><text:span text:style-name="T469">void</text:span><text:span text:style-name="T470"><text:s/>pointButton_Click(</text:span><text:span text:style-name="T471">object</text:span><text:span text:style-name="T472"><text:s/>sender,<text:s/></text:span><text:span text:style-name="T473">EventArgs</text:span><text:span text:style-name="T474"><text:s/>e)</text:span></text:p>
      <text:p text:style-name="P118"><text:span text:style-name="T474"><text:s text:c="8"/>{</text:span></text:p>
      <text:p text:style-name="P118"><text:span text:style-name="T474"><text:s text:c="12"/>sentence = sentence +<text:s/></text:span><text:span text:style-name="T475">"!"</text:span><text:span text:style-name="T476">;</text:span></text:p>
      <text:p text:style-name="P118"><text:span text:style-name="T476"><text:s text:c="12"/>sentenceOutputLabel.Text = sentence;</text:span></text:p>
      <text:p text:style-name="P118"><text:span text:style-name="T476"><text:s text:c="8"/>}</text:span></text:p>
      <text:p text:style-name="P118"><text:span text:style-name="T476"/></text:p>
      <text:p text:style-name="P118"><text:span text:style-name="T476"><text:s text:c="8"/></text:span><text:span text:style-name="T477">private</text:span><text:span text:style-name="T478"><text:s/></text:span><text:span text:style-name="T479">void</text:span><text:span text:style-name="T480"><text:s/>sentenceOutputLabel_Click(</text:span><text:span text:style-name="T481">object</text:span><text:span text:style-name="T482"><text:s/>sender,<text:s/></text:span><text:span text:style-name="T483">EventArgs</text:span><text:span text:style-name="T484"><text:s/>e)</text:span></text:p>
      <text:p text:style-name="P118"><text:span text:style-name="T484"><text:s text:c="8"/>{</text:span></text:p>
      <text:p text:style-name="P118"><text:span text:style-name="T484"/></text:p>
      <text:p text:style-name="P118"><text:span text:style-name="T484"><text:s text:c="8"/>}</text:span></text:p>
      <text:p text:style-name="P118"><text:span text:style-name="T484"/></text:p>
      <text:p text:style-name="P118"><text:span text:style-name="T484"><text:s text:c="8"/></text:span><text:span text:style-name="T485">private</text:span><text:span text:style-name="T486"><text:s/></text:span><text:span text:style-name="T487">void</text:span><text:span text:style-name="T488"><text:s/>clearButton_Click(</text:span><text:span text:style-name="T489">object</text:span><text:span text:style-name="T490"><text:s/>sender,<text:s/></text:span><text:span text:style-name="T491">EventArgs</text:span><text:span text:style-name="T492"><text:s/>e)</text:span></text:p>
      <text:p text:style-name="P118"><text:span text:style-name="T492"><text:s text:c="8"/>{</text:span></text:p>
      <text:p text:style-name="P118"><text:span text:style-name="T492"><text:s text:c="12"/></text:span><text:span text:style-name="T493">// Clear the sentence output label control.</text:span><text:span text:style-name="T494"/></text:p>
      <text:p text:style-name="P118"><text:span text:style-name="T494"><text:s text:c="12"/>sentenceOutputLabel.Text =<text:s/></text:span><text:span text:style-name="T495">" "</text:span><text:span text:style-name="T496">;</text:span></text:p>
      <text:p text:style-name="P118"><text:span text:style-name="T496"><text:s text:c="8"/>}</text:span></text:p>
      <text:p text:style-name="P118"><text:span text:style-name="T496"/></text:p>
      <text:p text:style-name="P118"><text:span text:style-name="T496"><text:s text:c="8"/></text:span><text:span text:style-name="T497">private</text:span><text:span text:style-name="T498"><text:s/></text:span><text:span text:style-name="T499">void</text:span><text:span text:style-name="T500"><text:s/>exitButton_Click(</text:span><text:span text:style-name="T501">object</text:span><text:span text:style-name="T502"><text:s/>sender,<text:s/></text:span><text:span text:style-name="T503">EventArgs</text:span><text:span text:style-name="T504"><text:s/>e)</text:span></text:p>
      <text:p text:style-name="P118"><text:span text:style-name="T504"><text:s text:c="8"/>{</text:span></text:p>
      <text:p text:style-name="P118"><text:span text:style-name="T504"><text:s text:c="12"/></text:span><text:span text:style-name="T505">// Close the form.</text:span><text:span text:style-name="T506"/></text:p>
      <text:p text:style-name="P118"><text:span text:style-name="T506"><text:s text:c="12"/></text:span><text:span text:style-name="T507">this</text:span><text:span text:style-name="T508">.Close();</text:span></text:p>
      <text:p text:style-name="P118"><text:span text:style-name="T508"><text:s text:c="8"/>}</text:span></text:p>
      <text:p text:style-name="P118"><text:span text:style-name="T508"><text:s text:c="4"/>}</text:span></text:p>
      <text:p text:style-name="P119"><text:span text:style-name="T508">}</text:span><text:span text:style-name="T509"/></text:p>
      <text:p text:style-name="P120"><text:span text:style-name="T509"/></text:p>
      <text:p text:style-name="P120"><text:span text:style-name="T5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